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c303" officeooo:paragraph-rsid="0015c303" style:font-size-asian="15.75pt" style:font-size-complex="18pt"/>
    </style:style>
    <style:style style:name="P2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7fe7b" officeooo:paragraph-rsid="0017fe7b" style:font-size-asian="12pt" style:font-size-complex="12pt" loext:padding="0in" loext:border="none"/>
    </style:style>
    <style:style style:name="P3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paragraph-rsid="0017fe7b" style:font-size-asian="12pt" style:font-size-complex="12pt" loext:padding="0in" loext:border="none"/>
    </style:style>
    <style:style style:name="P4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 loext:padding="0in" loext:border="none"/>
    </style:style>
    <style:style style:name="P5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paragraph-rsid="00188991" style:font-size-asian="12pt" style:font-size-complex="12pt" loext:padding="0in" loext:border="none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paragraph-rsid="00188991" style:font-size-asian="12pt" style:font-size-complex="12pt" loext:padding="0in" loext:border="none"/>
    </style:style>
    <style:style style:name="P7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88991" officeooo:paragraph-rsid="00188991" style:font-size-asian="12pt" style:font-size-complex="12pt" loext:padding="0in" loext:border="none"/>
    </style:style>
    <style:style style:name="P8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9a8d9" officeooo:paragraph-rsid="0019a8d9" style:font-size-asian="12pt" style:font-size-complex="12pt" loext:padding="0in" loext:border="none"/>
    </style:style>
    <style:style style:name="P9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a4e06" officeooo:paragraph-rsid="001a4e06" style:font-size-asian="12pt" style:font-size-complex="12pt" loext:padding="0in" loext:border="none"/>
    </style:style>
    <style:style style:name="P10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b6f21" officeooo:paragraph-rsid="001b6f21" style:font-size-asian="12pt" style:font-size-complex="12pt" loext:padding="0in" loext:border="none"/>
    </style:style>
    <style:style style:name="P11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c7422" officeooo:paragraph-rsid="001c7422" style:font-size-asian="12pt" style:font-size-complex="12pt" loext:padding="0in" loext:border="none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officeooo:rsid="0017fe7b" officeooo:paragraph-rsid="001c7422"/>
    </style:style>
    <style:style style:name="P13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style:page-number="auto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 loext:padding="0in" loext:border="none"/>
    </style:style>
    <style:style style:name="T1" style:family="text">
      <style:text-properties officeooo:rsid="0017fe7b"/>
    </style:style>
    <style:style style:name="T2" style:family="text">
      <style:text-properties officeooo:rsid="00188991"/>
    </style:style>
    <style:style style:name="T3" style:family="text">
      <style:text-properties officeooo:rsid="001a4e06"/>
    </style:style>
    <style:style style:name="T4" style:family="text">
      <style:text-properties officeooo:rsid="001b6f2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Contract</text:p>
      <text:p text:style-name="Standard"/>
      <text:list xml:id="list1075581237" text:style-name="L1">
        <text:list-item>
          <text:p text:style-name="P13"><text:s/>What are your expectations/<text:span text:style-name="T1">Ambition</text:span> for this project?</text:p>
          <text:list>
            <text:list-item>
              <text:p text:style-name="P2">Would like to get to file and approve SORA for bigger testing</text:p>
            </text:list-item>
            <text:list-item>
              <text:p text:style-name="P3"><text:span text:style-name="T1">Meet 2 full days per week</text:span></text:p>
            </text:list-item>
          </text:list>
        </text:list-item>
        <text:list-item>
          <text:p text:style-name="P3"><text:s/><text:span text:style-name="T2">Working Days</text:span></text:p>
          <text:list>
            <text:list-item>
              <text:p text:style-name="P7">Monday 8-16</text:p>
            </text:list-item>
            <text:list-item>
              <text:p text:style-name="P7">Thursday 8-13.30, Then the ones that can might keep working</text:p>
            </text:list-item>
          </text:list>
        </text:list-item>
        <text:list-item>
          <text:p text:style-name="P7"><text:s/>Working Days Agenda</text:p>
          <text:list>
            <text:list-item>
              <text:p text:style-name="P5"><text:span text:style-name="T2">Start every workday with SCRUM meeting. </text:span></text:p>
            </text:list-item>
          </text:list>
        </text:list-item>
        <text:list-item>
          <text:p text:style-name="P5"><text:s/>Working<text:span text:style-name="T2"> Method</text:span></text:p>
          <text:list>
            <text:list-item>
              <text:p text:style-name="P8">Smaller independent groups of two</text:p>
            </text:list-item>
            <text:list-item>
              <text:p text:style-name="P8">Using SCRUM and KanBan to monitor and track progress</text:p>
            </text:list-item>
            <text:list-item>
              <text:p text:style-name="P8">Using Iterative working method. Picking highest priority task based on KanBan</text:p>
            </text:list-item>
            <text:list-item>
              <text:p text:style-name="P8">Every monday planning meeting for next iteration</text:p>
            </text:list-item>
          </text:list>
        </text:list-item>
        <text:list-item>
          <text:p text:style-name="P8"><text:s/>Sharing Work amongst the team</text:p>
          <text:list>
            <text:list-item>
              <text:p text:style-name="P8">Github for code and quick documents/figures</text:p>
            </text:list-item>
            <text:list-item>
              <text:p text:style-name="P9">Github Orginization</text:p>
            </text:list-item>
            <text:list-item>
              <text:p text:style-name="P8">Github Wiki for howto’s and why one decision over others while working. </text:p>
            </text:list-item>
            <text:list-item>
              <text:p text:style-name="P8">3<text:span text:style-name="T3">D figures is made Autocad Fusion. Built in Cloud will be used for sharing</text:span></text:p>
            </text:list-item>
          </text:list>
        </text:list-item>
        <text:list-item>
          <text:p text:style-name="P10"><text:s/>Team Communication</text:p>
          <text:list>
            <text:list-item>
              <text:p text:style-name="P10">Facebook Messenger group</text:p>
            </text:list-item>
          </text:list>
        </text:list-item>
        <text:list-item>
          <text:p text:style-name="P8"><text:s/><text:span text:style-name="T4">People being late/no shows or haven’t done the agreed amount of work</text:span></text:p>
          <text:list>
            <text:list-item>
              <text:p text:style-name="P10">Bring treats next time</text:p>
            </text:list-item>
            <text:list-item>
              <text:p text:style-name="P10">If missing the ride to the airport, get there yourself or agree with group what to do that day. If group needs you at airport, you get to the airport.</text:p>
            </text:list-item>
          </text:list>
        </text:list-item>
        <text:list-item>
          <text:p text:style-name="P10"><text:s/>Team leader</text:p>
          <text:list>
            <text:list-item>
              <text:p text:style-name="P10">Drives the meetings and SCRUM</text:p>
            </text:list-item>
            <text:list-item>
              <text:p text:style-name="P10">Keep up-to-date with KanBan</text:p>
            </text:list-item>
            <text:list-item>
              <text:p text:style-name="P11">Team Leader: Peter</text:p>
            </text:list-item>
          </text:list>
        </text:list-item>
        <text:list-item>
          <text:p text:style-name="P11"><text:s/>Team making decisions</text:p>
          <text:list>
            <text:list-item>
              <text:p text:style-name="P11">Discussion followed voting if needed</text:p>
            </text:list-item>
            <text:list-item>
              <text:p text:style-name="P11">Smaller decisions in subtasks gets decided by assigned members working said subtasks with feedback to group</text:p>
            </text:list-item>
          </text:list>
        </text:list-item>
        <text:list-item>
          <text:p text:style-name="P11"><text:s/>Concerns of the project</text:p>
          <text:list>
            <text:list-item>
              <text:p text:style-name="P11">Feature Creep / Over engineering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0:01:44.593758882</meta:creation-date>
    <dc:date>2018-09-03T11:19:55.767690992</dc:date>
    <meta:editing-duration>PT27M9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33" meta:word-count="253" meta:character-count="1383" meta:non-whitespace-character-count="1183"/>
  </office:meta>
</office:document-meta>
</file>